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gif" manifest:full-path="Pictures/100002000000000A0000000A2DB17B76.gif"/>
  <manifest:file-entry manifest:media-type="image/gif" manifest:full-path="Pictures/100002000000000E00000007944606C7.gif"/>
  <manifest:file-entry manifest:media-type="image/gif" manifest:full-path="Pictures/1000020000000010000000104191C4BD.gif"/>
  <manifest:file-entry manifest:media-type="image/gif" manifest:full-path="Pictures/100000000000001C00000020D876C24E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Arial1" svg:font-family="Arial"/>
    <style:font-face style:name="Cambria" svg:font-family="Cambria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 style:data-style-name="N0">
      <style:table-cell-properties fo:padding="0.097cm" fo:border="0.05pt solid #000000"/>
    </style:style>
    <style:style style:name="Таблица2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text-indent="1.085cm" style:auto-text-indent="false"/>
    </style:style>
    <style:style style:name="P4" style:family="paragraph" style:parent-style-name="Footnote">
      <style:text-properties fo:language="ru" fo:country="RU"/>
    </style:style>
    <style:style style:name="P5" style:family="paragraph" style:parent-style-name="Standard">
      <style:paragraph-properties fo:margin-left="0cm" fo:margin-right="0cm" fo:text-align="justify" style:justify-single-word="false" fo:text-indent="0.979cm" style:auto-text-indent="false">
        <style:tab-stops>
          <style:tab-stop style:position="1.058cm"/>
        </style:tab-stops>
      </style:paragraph-properties>
    </style:style>
    <style:style style:name="P6" style:family="paragraph" style:parent-style-name="Level_20_1" style:list-style-name="L6"/>
    <style:style style:name="P7" style:family="paragraph" style:parent-style-name="Footnote" style:list-style-name="L14">
      <style:text-properties fo:language="ru" fo:country="RU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able_20_Contents" style:list-style-name="L5">
      <style:paragraph-properties fo:text-align="center" style:justify-single-word="false"/>
    </style:style>
    <style:style style:name="P11" style:family="paragraph" style:parent-style-name="Table_20_Contents" style:list-style-name="L5">
      <style:paragraph-properties fo:text-align="end" style:justify-single-word="false"/>
    </style:style>
    <style:style style:name="P12" style:family="paragraph" style:parent-style-name="Table_20_Contents" style:list-style-name="L9"/>
    <style:style style:name="P13" style:family="paragraph" style:parent-style-name="Level_20_2" style:list-style-name="L8"/>
    <style:style style:name="P14" style:family="paragraph" style:parent-style-name="Cite" style:list-style-name="L13"/>
    <style:style style:name="P15" style:family="paragraph" style:parent-style-name="Level_20_3" style:list-style-name="L2"/>
    <style:style style:name="P16" style:family="paragraph" style:parent-style-name="Level_20_3" style:list-style-name="L6"/>
    <style:style style:name="P17" style:family="paragraph" style:parent-style-name="Poem_20_Author" style:list-style-name="L6"/>
    <style:style style:name="P18" style:family="paragraph" style:parent-style-name="Poem_20_Author" style:list-style-name="L12"/>
    <style:style style:name="P19" style:family="paragraph" style:parent-style-name="Cite_20_Author" style:list-style-name="L13">
      <style:text-properties fo:font-style="italic" style:font-style-asian="italic" style:font-style-complex="italic"/>
    </style:style>
    <style:style style:name="P20" style:family="paragraph" style:parent-style-name="Standard" style:list-style-name="WW8Num1"/>
    <style:style style:name="P21" style:family="paragraph" style:parent-style-name="Standard" style:list-style-name="WW8Num1">
      <style:text-properties fo:language="en" fo:country="US"/>
    </style:style>
    <style:style style:name="P22" style:family="paragraph" style:parent-style-name="Standard" style:list-style-name="L3"/>
    <style:style style:name="P23" style:family="paragraph" style:parent-style-name="Standard" style:list-style-name="L5"/>
    <style:style style:name="P24" style:family="paragraph" style:parent-style-name="Standard" style:list-style-name="L6"/>
    <style:style style:name="P25" style:family="paragraph" style:parent-style-name="Standard" style:list-style-name="L7">
      <style:text-properties fo:language="ru" fo:country="RU"/>
    </style:style>
    <style:style style:name="P26" style:family="paragraph" style:parent-style-name="Standard" style:list-style-name="L10">
      <style:text-properties fo:language="ru" fo:country="RU"/>
    </style:style>
    <style:style style:name="P27" style:family="paragraph" style:parent-style-name="Standard" style:list-style-name="L11">
      <style:text-properties fo:language="ru" fo:country="RU"/>
    </style:style>
    <style:style style:name="P28" style:family="paragraph" style:parent-style-name="Standard" style:list-style-name="L8"/>
    <style:style style:name="P29" style:family="paragraph" style:parent-style-name="Poem" style:list-style-name="L6"/>
    <style:style style:name="P30" style:family="paragraph" style:parent-style-name="Poem" style:list-style-name="L12"/>
    <style:style style:name="P31" style:family="paragraph" style:parent-style-name="Frame_20_contents" style:list-style-name="L4"/>
    <style:style style:name="P32" style:family="paragraph" style:parent-style-name="Frame_20_contents" style:list-style-name="L4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underline-style="non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line-through-style="none"/>
    </style:style>
    <style:style style:name="T9" style:family="text">
      <style:text-properties fo:language="en" fo:country="US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language="ru" fo:country="RU"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prefix=" 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prefix=" 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L5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image text:level="1" xlink:href="Pictures/1000020000000010000000104191C4BD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8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image text:level="1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1">
      <text:list-level-style-image text:level="1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image text:level="1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985cm" fo:text-indent="-0.635cm" fo:margin-left="6.985cm"/>
        </style:list-level-properties>
      </text:list-level-style-image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Book_20_Title">Иллюстрация работы конвертера ExportToFB21.</text:p>
      <text:p text:style-name="Book_20_Title">Часть 2</text:p>
      <text:p text:style-name="Annotation">Это — 2-я часть документа, иллюстрирующего работу Контертера..</text:p>
      <text:p text:style-name="Annotation">Она дает возможность проверить правильность конвертирования нумерованных и маркированных структур</text:p>
      <text:p text:style-name="P5">Демонстрация основных возможностей конвертера дана в тестовом файле ExportToFB21_<text:span text:style-name="T9">example</text:span>-1.odt</text:p>
      <text:p text:style-name="Level_20_1">Часть 1. Нумерация и маркеры (Уровень 1)</text:p>
      <text:p text:style-name="Level_20_2"><text:bookmark text:name="bL41"/><text:span text:style-name="T3">Маркированная</text:span> структура (Уровень 2)</text:p>
      <text:list xml:id="list30572641" text:style-name="L1">
        <text:list-item>
          <text:p text:style-name="P8"><text:span text:style-name="T3">Первая</text:span> строка <text:span text:style-name="T1">маркированного</text:span> текста</text:p>
        </text:list-item>
        <text:list-item>
          <text:p text:style-name="P8"><text:span text:style-name="T3">Вторая</text:span> строка <text:span text:style-name="T1">маркированного</text:span> текста</text:p>
        </text:list-item>
      </text:list>
      <text:p text:style-name="Level_20_2">Структура с <text:span text:style-name="T1">многоступенчатой</text:span> <text:span text:style-name="T3">нумерацией</text:span><text:span text:style-name="T6"> (Уровень 2)</text:span></text:p>
      <text:list xml:id="list30562484" text:style-name="WW8Num1">
        <text:list-item>
          <text:p text:style-name="P21"><text:span text:style-name="T3">1-я </text:span>строка</text:p>
          <text:list>
            <text:list-item>
              <text:p text:style-name="P20">1-я <text:span text:style-name="T1">подстрока<text:tab/></text:span><text:span text:style-name="T7">1-й строки</text:span></text:p>
            </text:list-item>
            <text:list-item>
              <text:p text:style-name="P20">2-я <text:span text:style-name="T1">подстрока<text:tab/></text:span><text:span text:style-name="T7">1-й строки</text:span></text:p>
            </text:list-item>
            <text:list-item>
              <text:p text:style-name="P20">3-я <text:span text:style-name="T1">подстрока<text:tab/></text:span><text:span text:style-name="T7">1-й строки</text:span></text:p>
            </text:list-item>
          </text:list>
        </text:list-item>
        <text:list-item>
          <text:p text:style-name="P21"><text:span text:style-name="T3">2-я </text:span>строка</text:p>
        </text:list-item>
        <text:list-item>
          <text:p text:style-name="P21"><text:span text:style-name="T3">3-я </text:span>строка</text:p>
          <text:list>
            <text:list-item>
              <text:p text:style-name="P20">1-я <text:span text:style-name="T1">подстрока<text:tab/>3</text:span><text:span text:style-name="T7">-й строки</text:span></text:p>
            </text:list-item>
            <text:list-item>
              <text:p text:style-name="P20"/>
            </text:list-item>
          </text:list>
        </text:list-item>
      </text:list>
      <text:p text:style-name="Level_20_2"><text:span text:style-name="T3">Нумерованная</text:span> структура из 3-х элементов, 2-й элемент которой <text:s/>- Заголовок (Уровень 2)</text:p>
      <text:p text:style-name="Standard"/>
      <text:list xml:id="list30546983" text:style-name="L2">
        <text:list-item>
          <text:p text:style-name="P9"><text:span text:style-name="T4">Зачеркнутый</text:span><text:span text:style-name="T8"> в 1-й строке</text:span></text:p>
        </text:list-item>
        <text:list-item>
          <text:p text:style-name="P15"><text:span text:style-name="T3">Нумерованный</text:span> Заголовок (Уровень 3)</text:p>
        </text:list-item>
        <text:list-item>
          <text:p text:style-name="P9"><text:a xlink:type="simple" xlink:href="http://www.gribuser.ru/">Гиперссылка нумерованная</text:a></text:p>
        </text:list-item>
      </text:list>
      <text:p text:style-name="Level_20_2">Нумерованная структура <text:span text:style-name="T3">латинскими</text:span> цифрами (Уровень 2)</text:p>
      <text:list xml:id="list30572746" text:style-name="L3">
        <text:list-item>
          <text:p text:style-name="P22">123 456</text:p>
        </text:list-item>
        <text:list-item>
          <text:p text:style-name="P22"><text:a xlink:type="simple" xlink:href="http://www.gribuser.ru/">789 101112</text:a></text:p>
        </text:list-item>
      </text:list>
      <text:p text:style-name="Level_20_2"><text:span text:style-name="T3">Нумерованная</text:span> структура в Текстовой Врезке <text:s/>(Уровень 2)</text:p>
      <text:p text:style-name="Standard"><draw:frame draw:style-name="fr1" draw:name="Врезка1" text:anchor-type="char" svg:x="0.169cm" svg:y="0.27cm" svg:width="10.105cm" draw:z-index="0"><draw:text-box fo:min-height="1.958cm"><text:list xml:id="list30546546" text:style-name="L4"><text:list-item><text:p text:style-name="P32">1-я <text:span text:style-name="T1">строка</text:span></text:p></text:list-item><text:list-item><text:p text:style-name="P31"><draw:frame draw:style-name="fr3" draw:name="Графический объект1" text:anchor-type="char" svg:width="0.423cm" svg:height="0.423cm" draw:z-index="1"><draw:image xlink:href="Pictures/1000020000000010000000104191C4BD.gif" xlink:type="simple" xlink:show="embed" xlink:actuate="onLoad"/></draw:frame></text:p></text:list-item><text:list-item><text:p text:style-name="P31">3-я строка</text:p></text:list-item></text:list></draw:text-box></draw:frame></text:p>
      <text:p text:style-name="Level_20_2"><text:span text:style-name="T3">Нумерованная</text:span> структура в Таблице <text:s/>(Уровень 2)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1"><text:span text:style-name="T2">Заголовок</text:span> 1:1</text:p>
            </table:table-cell>
            <table:table-cell table:style-name="Таблица1.B1" office:value-type="string">
              <text:p text:style-name="P1"><text:span text:style-name="T2">Заголовок</text:span> 1:2</text:p>
            </table:table-cell>
          </table:table-row>
        </table:table-header-rows>
        <table:table-row>
          <table:table-cell table:style-name="Таблица1.A2" office:value-type="string">
            <text:list xml:id="list30566525" text:style-name="L5">
              <text:list-item>
                <text:p text:style-name="P23">1 абзац</text:p>
              </text:list-item>
              <text:list-item>
                <text:p text:style-name="P10"><text:soft-page-break/>2 абзац</text:p>
              </text:list-item>
              <text:list-item>
                <text:p text:style-name="P11">3 абзац</text:p>
              </text:list-item>
            </text:list>
          </table:table-cell>
          <table:table-cell table:style-name="Таблица1.B2" office:value-type="string">
            <text:p text:style-name="Table_20_Contents"/>
            <text:p text:style-name="P2"><text:soft-page-break/>2 абзац</text:p>
          </table:table-cell>
        </table:table-row>
      </table:table>
      <text:p text:style-name="Standard"/>
      <text:p text:style-name="Level_20_2">Пример <text:span text:style-name="T3">маркированной</text:span> структуры, один из элементов которой <text:s/>- Заголовок (Уровень 2)</text:p>
      <text:p text:style-name="Standard"/>
      <text:list xml:id="list30546002" text:style-name="L6">
        <text:list-item>
          <text:p text:style-name="P24"><text:span text:style-name="T4">Зачеркнутый</text:span><text:span text:style-name="T8"> в 1-й строке</text:span></text:p>
        </text:list-item>
        <text:list-item>
          <text:p text:style-name="P16"><text:span text:style-name="T3">Маркированный</text:span> Заголовок (Уровень 3)</text:p>
        </text:list-item>
        <text:list-item>
          <text:p text:style-name="P24"><text:a xlink:type="simple" xlink:href="http://www.gribuser.ru/"><text:span text:style-name="T5">Гиперссылка маркированная</text:span></text:a></text:p>
          <text:p text:style-name="P24">«Маркированные» и «Нумерованный» Авторы Цитат, Эпиграфов, Поэм</text:p>
          <text:p text:style-name="P29">Поэма</text:p>
        </text:list-item>
        <text:list-item>
          <text:p text:style-name="P17">Маркированный 1 Автор Поэмы</text:p>
        </text:list-item>
        <text:list-item>
          <text:p text:style-name="P17">Маркированный 2 Автор Поэмы</text:p>
          <text:p text:style-name="P6">Часть <text:span text:style-name="T9">2</text:span>. Маркеры-Картинки (Уровень 1)</text:p>
          <text:p text:style-name="P24">Конвертор позволяет экспортировать и маркеры-картинки:</text:p>
        </text:list-item>
      </text:list>
      <text:list xml:id="list30554658" text:style-name="L7">
        <text:list-item>
          <text:p text:style-name="P25">1-я строка с маркером-картинкой</text:p>
        </text:list-item>
        <text:list-item>
          <text:p text:style-name="P25">2-я строка с маркером-картинкой</text:p>
        </text:list-item>
      </text:list>
      <text:list xml:id="list30580950" text:continue-list="list30546002" text:style-name="L8">
        <text:list-header>
          <text:p text:style-name="P13">Маркеры-Картинки в Таблицах (Уровень 2)</text:p>
        </text:list-header>
      </text:list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list xml:id="list30545179" text:style-name="L9">
              <text:list-item>
                <text:p text:style-name="P12">1-<text:span text:style-name="T10">я строка</text:span></text:p>
              </text:list-item>
              <text:list-item>
                <text:p text:style-name="P12">2-<text:span text:style-name="T10">я строка</text:span></text:p>
              </text:list-item>
            </text:list>
          </table:table-cell>
          <table:table-cell table:style-name="Таблица2.B1" office:value-type="float" office:value="2">
            <text:p text:style-name="Table_20_Contents">2</text:p>
          </table:table-cell>
        </table:table-row>
        <table:table-row>
          <table:table-cell table:style-name="Таблица2.A2" office:value-type="float" office:value="3">
            <text:p text:style-name="Table_20_Contents">3</text:p>
          </table:table-cell>
          <table:table-cell table:style-name="Таблица2.B2" office:value-type="string">
            <text:list xml:id="list30567997" text:style-name="L10">
              <text:list-item>
                <text:p text:style-name="P26">1-я строка с маркером-картинкой</text:p>
              </text:list-item>
              <text:list-item>
                <text:p text:style-name="P26">2-я строка с маркером-картинкой</text:p>
              </text:list-item>
            </text:list>
          </table:table-cell>
        </table:table-row>
      </table:table>
      <text:list xml:id="list30570081" text:continue-list="list30580950" text:style-name="L8">
        <text:list-header>
          <text:p text:style-name="P13">Маркеры-Картинки в Текстовых Врезках (Уровень 2)</text:p>
        </text:list-header>
      </text:list>
      <text:p text:style-name="Standard"><draw:frame draw:style-name="fr2" draw:name="Врезка2" text:anchor-type="paragraph" svg:width="7.775cm" draw:z-index="2"><draw:text-box fo:min-height="2.417cm"><text:list xml:id="list30569785" text:style-name="L11"><text:list-item><text:p text:style-name="P27">1-я строка с маркером-картинкой</text:p></text:list-item><text:list-item><text:p text:style-name="P27">2-я строка с маркером-картинкой</text:p></text:list-item></text:list></draw:text-box></draw:frame></text:p>
      <text:p text:style-name="Standard"/>
      <text:p text:style-name="Standard"/>
      <text:p text:style-name="Standard"/>
      <text:p text:style-name="Standard"/>
      <text:list xml:id="list34475135" text:style-name="L8">
        <text:list-header>
          <text:p text:style-name="P28">И так далее...</text:p>
        </text:list-header>
      </text:list>
      <text:p text:style-name="Level_20_1">Часть <text:span text:style-name="T9">III. <text:s/></text:span><text:span text:style-name="T10">Нумерция и Маркеры в тексте Сносок</text:span></text:p>
      <text:p text:style-name="P3"><text:span text:style-name="T10">Конвертер умеет экспортировать и нумерацию и маркеры в тексте сносок — как в простом тексте, так и в сложных структурах (см эте сноску)</text:span><text:span text:style-name="T10"><text:note text:id="ftn1" text:note-class="footnote"><text:note-citation>1</text:note-citation><text:note-body><text:list xml:id="list30551699" text:style-name="L12"><text:list-item><text:p text:style-name="P30">Стих: Просто слова, <text:span text:style-name="T11">а эти — уже полужирные,</text:span><text:span text:style-name="T10"> </text:span><text:span text:style-name="T12">а эти - курсивом</text:span></text:p></text:list-item><text:list-item><text:p text:style-name="P18">Автор <text:span text:style-name="T1">Стиха</text:span></text:p></text:list-item></text:list><text:p text:style-name="Footnote">==</text:p><text:list xml:id="list30558051" text:style-name="L13"><text:list-item><text:p text:style-name="P14">Нумерованная Цитата</text:p></text:list-item><text:list-item><text:p text:style-name="P19">Нумерованный Автор Цитаты</text:p></text:list-item></text:list><text:p text:style-name="P4"><text:span text:style-name="T3">Просто</text:span> Текст</text:p><text:list xml:id="list30564190" text:style-name="L14"><text:list-item><text:p text:style-name="P7">А это — маркерованный картинкой текст</text:p></text:list-item></text:list></text:note-body></text:no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1" svg:font-family="StarSymbol" style:font-charset="x-symbol"/>
    <style:font-face style:name="Arial1" svg:font-family="Arial"/>
    <style:font-face style:name="Cambria" svg:font-family="Cambria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1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evel_20_1" style:display-name="Level 1" style:family="paragraph" style:next-style-name="Standard" style:master-page-name="">
      <style:paragraph-properties fo:margin="100%" fo:margin-left="0cm" fo:margin-right="0cm" fo:margin-top="0cm" fo:margin-bottom="0cm" fo:keep-together="auto" fo:orphans="2" fo:widows="2" fo:text-indent="0cm" style:auto-text-indent="false" style:page-number="auto" fo:background-color="transparent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 style:next-style-name="Standard">
      <style:paragraph-properties fo:margin="100%" fo:margin-left="5.001cm" fo:margin-right="1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 style:next-style-name="Standard">
      <style:paragraph-properties fo:margin="100%" fo:margin-left="6.001cm" fo:margin-right="0cm" fo:text-align="end" style:justify-single-word="false" fo:text-indent="0.711cm" style:auto-text-indent="false" style:shadow="none" style:vertical-align="auto"/>
      <style:text-properties fo:color="#0000ff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Standard" style:master-page-name="">
      <style:paragraph-properties fo:margin="100%"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="100%" fo:margin-left="0.499cm" fo:margin-right="0cm" fo:margin-top="0cm" fo:margin-bottom="0cm" fo:line-height="100%" fo:keep-together="always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Standard" style:master-page-name="">
      <style:paragraph-properties fo:margin="100%" fo:margin-left="0cm" fo:margin-right="0cm" fo:margin-top="0cm" fo:margin-bottom="0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next-style-name="Standard">
      <style:paragraph-properties fo:margin="100%" fo:margin-left="3cm" fo:margin-right="3cm" fo:text-align="justify" style:justify-single-word="false" fo:text-indent="0cm" style:auto-text-indent="false" fo:background-color="transparent">
        <style:background-image/>
      </style:paragraph-properties>
      <style:text-properties fo:color="#000080"/>
    </style:style>
    <style:style style:name="SubTitle" style:family="paragraph" style:next-style-name="Standard">
      <style:paragraph-properties fo:text-align="center" style:justify-single-word="false" fo:background-color="transparent">
        <style:background-image/>
      </style:paragraph-properties>
      <style:text-properties fo:color="#008000"/>
    </style:style>
    <style:style style:name="Poem_20_Title" style:display-name="Poem Title" style:family="paragraph" style:next-style-name="Standard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="100%" fo:margin-left="1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="100%" fo:margin-left="1.499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="100%" fo:margin-left="2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="100%" fo:margin-left="2.499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="100%" fo:margin-left="3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="100%" fo:margin-left="3.5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="100%" fo:margin-left="4.001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="100%" fo:margin-left="4.5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="100%" fo:margin-left="6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00808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="100%"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80" fo:font-size="11pt"/>
    </style:style>
    <style:style style:name="Epigraph_20_Author" style:display-name="Epigraph Author" style:family="paragraph" style:next-style-name="Standard" style:master-page-name="">
      <style:paragraph-properties fo:margin="100%" fo:margin-left="6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_5f_Book_20_Annotation" style:display-name="_Book Annotation" style:family="paragraph" style:next-style-name="Standard">
      <style:paragraph-properties fo:margin="100%" fo:margin-left="0cm" fo:margin-right="0cm" fo:text-align="justify" style:justify-single-word="false" fo:text-indent="1.3cm" style:auto-text-indent="false" fo:background-color="#e6e6ff" style:shadow="none">
        <style:background-image/>
      </style:paragraph-properties>
      <style:text-properties fo:color="#6b2394"/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SubTitle" style:display-name="Poem SubTitle" style:family="paragraph" style:next-style-name="Standard">
      <style:paragraph-properties fo:text-align="center" style:justify-single-word="false"/>
      <style:text-properties fo:color="#008000"/>
    </style:style>
    <style:style style:name="Cite_20_SubTitle" style:display-name="Cite SubTitle" style:family="paragraph" style:next-style-name="Standard">
      <style:paragraph-properties fo:text-align="center" style:justify-single-word="false"/>
      <style:text-properties fo:color="#008000"/>
    </style:style>
    <style:style style:name="Annotation_20_SubTitle" style:display-name="Annotation SubTitle" style:family="paragraph" style:next-style-name="Standard" style:master-page-name="">
      <style:paragraph-properties fo:text-align="center" style:justify-single-word="false" style:page-number="auto" fo:background-color="transparent">
        <style:background-image/>
      </style:paragraph-properties>
      <style:text-properties fo:color="#008000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code" style:family="text">
      <style:text-properties style:font-relief="emboss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meta:creation-date>2007-11-28T09:36:06</meta:creation-date>
    <dc:date>2012-04-03T10:44:06.40</dc:date>
    <meta:editing-cycles>371</meta:editing-cycles>
    <meta:editing-duration>P1DT23H44M19S</meta:editing-duration>
    <meta:document-statistic meta:table-count="2" meta:image-count="1" meta:object-count="0" meta:page-count="2" meta:paragraph-count="66" meta:word-count="336" meta:character-count="1816" meta:non-whitespace-character-count="1916"/>
    <meta:user-defined meta:name="Info 1"/>
    <meta:user-defined meta:name="Info 2"/>
    <meta:user-defined meta:name="Info 3"/>
    <meta:user-defined meta:name="Info 4"/>
    <meta:user-defined meta:name="_fb2_Encoding" meta:value-type="string">utf-8</meta:user-defined>
    <meta:user-defined meta:name="_fb2_di_FB2Author0" meta:value-type="string">Вадим |  | Кузнецов | DikBSD |  |</meta:user-defined>
    <meta:user-defined meta:name="_fb2_di_History" meta:value-type="string">1.0  Сканирование, вычитка и создание fb2-файла</meta:user-defined>
    <meta:user-defined meta:name="_fb2_di_ID" meta:value-type="string">OOoFBTools-2012-4-3-10-43-55-1-DikBSD-1-DikBSD-1421</meta:user-defined>
    <meta:user-defined meta:name="_fb2_di_OCR" meta:value-type="string">Кузнецов Вадим (DikBSD)</meta:user-defined>
    <meta:user-defined meta:name="_fb2_di_Version" meta:value-type="string">1.0</meta:user-defined>
    <meta:user-defined meta:name="_fb2_pi_PublishSequence0" meta:value-type="string">Работа с OOoFBTools | 1</meta:user-defined>
    <meta:user-defined meta:name="_fb2_ti_BookAuthor0" meta:value-type="string">|  |  | DikBSD |  |</meta:user-defined>
    <meta:user-defined meta:name="_fb2_ti_BookTitle" meta:value-type="string">Иллюстрация работы конвертера ExportToFB21.Часть 2</meta:user-defined>
    <meta:user-defined meta:name="_fb2_ti_EBookSequence0" meta:value-type="string">Работа с OOoFBTools | 1</meta:user-defined>
    <meta:user-defined meta:name="_fb2_ti_GenreCM0" meta:value-type="string">Программы (comp_soft) | 100%</meta:user-defined>
    <meta:user-defined meta:name="_fb2_ti_GenreCM1" meta:value-type="string">Руководства (ref_guide) | 0%</meta:user-defined>
    <meta:user-defined meta:name="_fb2_ti_Lang" meta:value-type="string">Russian (ru)</meta:user-defined>
    <meta:template xlink:type="simple" xlink:actuate="onRequest" xlink:title="" xlink:href="file:///C:/Documents%20and%20Settings/VadimK/Application%20Data/OpenOffice.org/3/user/template/fb21_styles.ott"/>
  </office:meta>
</office:document-meta>
</file>